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6296" officeooo:paragraph-rsid="00126296"/>
    </style:style>
    <style:style style:name="P2" style:family="paragraph" style:parent-style-name="Standard">
      <style:text-properties officeooo:rsid="001684cc" officeooo:paragraph-rsid="001684cc"/>
    </style:style>
    <style:style style:name="P3" style:family="paragraph" style:parent-style-name="Standard">
      <style:text-properties officeooo:rsid="001684cc" officeooo:paragraph-rsid="00181ee8"/>
    </style:style>
    <style:style style:name="P4" style:family="paragraph" style:parent-style-name="Standard">
      <style:text-properties officeooo:rsid="001684cc" officeooo:paragraph-rsid="00182453"/>
    </style:style>
    <style:style style:name="P5" style:family="paragraph" style:parent-style-name="Standard">
      <style:text-properties officeooo:rsid="0019dcfa" officeooo:paragraph-rsid="0019dcfa"/>
    </style:style>
    <style:style style:name="P6" style:family="paragraph" style:parent-style-name="Standard">
      <style:text-properties officeooo:rsid="0019dcfa" officeooo:paragraph-rsid="001ad457"/>
    </style:style>
    <style:style style:name="P7" style:family="paragraph" style:parent-style-name="Standard">
      <loext:graphic-properties draw:fill="none"/>
      <style:text-properties officeooo:rsid="0019dcfa" officeooo:paragraph-rsid="00217cd4"/>
    </style:style>
    <style:style style:name="P8" style:family="paragraph" style:parent-style-name="Standard">
      <style:text-properties officeooo:rsid="001c0c45" officeooo:paragraph-rsid="001c0c45"/>
    </style:style>
    <style:style style:name="P9" style:family="paragraph" style:parent-style-name="Standard">
      <loext:graphic-properties draw:fill="none"/>
    </style:style>
    <style:style style:name="P10" style:family="paragraph" style:parent-style-name="Standard">
      <loext:graphic-properties draw:fill="none"/>
      <style:text-properties officeooo:rsid="001c954d" officeooo:paragraph-rsid="001c954d"/>
    </style:style>
    <style:style style:name="P11" style:family="paragraph" style:parent-style-name="Standard">
      <loext:graphic-properties draw:fill="none"/>
      <style:text-properties officeooo:rsid="002262cc" officeooo:paragraph-rsid="002262cc"/>
    </style:style>
    <style:style style:name="P12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/>
      <style:text-properties officeooo:rsid="001c0c45" officeooo:paragraph-rsid="001c0c45"/>
    </style:style>
    <style:style style:name="P13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/>
      <style:text-properties officeooo:rsid="001c954d" officeooo:paragraph-rsid="001c954d"/>
    </style:style>
    <style:style style:name="P14" style:family="paragraph" style:parent-style-name="Standard">
      <loext:graphic-properties draw:fill="none"/>
      <style:paragraph-properties fo:break-before="page"/>
      <style:text-properties officeooo:rsid="0019dcfa" officeooo:paragraph-rsid="00217cd4"/>
    </style:style>
    <style:style style:name="T1" style:family="text">
      <style:text-properties officeooo:rsid="00136a09"/>
    </style:style>
    <style:style style:name="T2" style:family="text">
      <style:text-properties officeooo:rsid="0015011a"/>
    </style:style>
    <style:style style:name="T3" style:family="text">
      <style:text-properties officeooo:rsid="0015f92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1ee8"/>
    </style:style>
    <style:style style:name="T6" style:family="text">
      <style:text-properties officeooo:rsid="00182453"/>
    </style:style>
    <style:style style:name="T7" style:family="text">
      <style:text-properties officeooo:rsid="00191f3e"/>
    </style:style>
    <style:style style:name="T8" style:family="text">
      <style:text-properties officeooo:rsid="001ad457"/>
    </style:style>
    <style:style style:name="T9" style:family="text">
      <style:text-properties officeooo:rsid="00217cd4"/>
    </style:style>
    <style:style style:name="T10" style:family="text">
      <style:text-properties officeooo:rsid="002263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4 1-a)</text:p>
      <text:p text:style-name="P5"/>
      <text:p text:style-name="P1">Arreglo de enteros : <text:span text:style-name="T4">titaKalgoritmo</text:span>(g : Grafo, cantidad_elementos : entero)</text:p>
      <text:p text:style-name="P1"><text:tab/><text:span text:style-name="T1">VAR cfc_id : entero</text:span></text:p>
      <text:p text:style-name="P1"><text:tab/><text:span text:style-name="T1">VAR cfc : Arreglo de enteros</text:span></text:p>
      <text:p text:style-name="P1"/>
      <text:p text:style-name="P1"><text:tab/><text:span text:style-name="T1">PROCEDIMIENTO</text:span></text:p>
      <text:p text:style-name="P1"><text:tab/><text:tab/><text:span text:style-name="T1">Para cada v que pertenece a g inicializar v como no marcado</text:span></text:p>
      <text:p text:style-name="P1"><text:tab/><text:tab/><text:span text:style-name="T1">id=0</text:span></text:p>
      <text:p text:style-name="P1"><text:tab/><text:tab/></text:p>
      <text:p text:style-name="P1"><text:tab/><text:tab/><text:span text:style-name="T1">Para cada v que pertenece a <text:s/>g</text:span></text:p>
      <text:p text:style-name="P1"><text:tab/><text:tab/><text:tab/><text:span text:style-name="T1">Si marca (v) <text:s/>&gt; -1</text:span></text:p>
      <text:p text:style-name="P1"><text:tab/><text:tab/><text:tab/><text:tab/><text:span text:style-name="T1">DFS_directo(v)</text:span></text:p>
      <text:p text:style-name="P1"><text:tab/><text:tab/><text:tab/><text:tab/><text:span text:style-name="T1">DFS_inverso(v)</text:span></text:p>
      <text:p text:style-name="P1"><text:tab/><text:tab/><text:tab/><text:span text:style-name="T1">Fin Si</text:span></text:p>
      <text:p text:style-name="P1"/>
      <text:p text:style-name="P1"><text:tab/><text:tab/><text:tab/><text:span text:style-name="T1">Para cada v que pertenece a g</text:span></text:p>
      <text:p text:style-name="P1"><text:tab/><text:tab/><text:tab/><text:tab/><text:span text:style-name="T1">Si marca(v) es igual a 2</text:span></text:p>
      <text:p text:style-name="P1"><text:tab/><text:tab/><text:tab/><text:tab/><text:tab/><text:span text:style-name="T1">cfc(posicion(v) ) = cfc_id</text:span></text:p>
      <text:p text:style-name="P1"><text:tab/><text:tab/><text:tab/><text:tab/><text:tab/>/*<text:span text:style-name="T1">Posicion devuelve la posicion a la que pertenece v en el TAD de grafos. Si n es la cantidad de vértices Posicion retorna un valor entre 1 y n</text:span>*/</text:p>
      <text:p text:style-name="P1"><text:tab/><text:tab/><text:tab/><text:tab/><text:tab/><text:span text:style-name="T1">marcar(v, -1)</text:span></text:p>
      <text:p text:style-name="P1"><text:tab/><text:tab/><text:tab/><text:tab/><text:span text:style-name="T2">Sino</text:span></text:p>
      <text:p text:style-name="P1"><text:tab/><text:tab/><text:tab/><text:tab/><text:tab/><text:span text:style-name="T2">marcar(v, 0)</text:span></text:p>
      <text:p text:style-name="P1"><text:tab/><text:tab/><text:tab/><text:tab/><text:span text:style-name="T2">Fin Si</text:span></text:p>
      <text:p text:style-name="P1"><text:tab/><text:tab/><text:tab/><text:span text:style-name="T2">Fin Para</text:span></text:p>
      <text:p text:style-name="P1"/>
      <text:p text:style-name="P1"><text:tab/><text:tab/><text:tab/><text:span text:style-name="T3">cfc_id=cfc_id + 1</text:span></text:p>
      <text:p text:style-name="P1"/>
      <text:p text:style-name="P1"><text:tab/><text:tab/><text:span text:style-name="T3">Fin para</text:span></text:p>
      <text:p text:style-name="P1"><text:tab/><text:span text:style-name="T3">retornar cfc</text:span></text:p>
      <text:p text:style-name="P1"><text:tab/><text:span text:style-name="T1">FIN</text:span></text:p>
      <text:p text:style-name="P1"/>
      <text:p text:style-name="P1"/>
      <text:p text:style-name="P1"/>
      <text:p text:style-name="P2">DFS_directo(v : <text:span text:style-name="T5">Vertice</text:span>)</text:p>
      <text:p text:style-name="P2"/>
      <text:p text:style-name="P2">PROCEDIMIENTO</text:p>
      <text:p text:style-name="P2"><text:tab/>IncMarca(v) /*Incrementa en 1 la marca en v*/</text:p>
      <text:p text:style-name="P2"><text:tab/>Para cada w adyacente a v</text:p>
      <text:p text:style-name="P2"><text:tab/><text:tab/>Si marca(w) es igual a 0</text:p>
      <text:p text:style-name="P2"><text:soft-page-break/><text:tab/><text:tab/><text:tab/>DFS_directo(w)</text:p>
      <text:p text:style-name="P2"><text:tab/><text:tab/>Fin Si</text:p>
      <text:p text:style-name="P2"><text:tab/>Fin para</text:p>
      <text:p text:style-name="P2">FIN</text:p>
      <text:p text:style-name="P1"/>
      <text:p text:style-name="P1"/>
      <text:p text:style-name="P3">DFS_<text:span text:style-name="T5">inverso</text:span>(v : <text:span text:style-name="T5">Vertice</text:span>)</text:p>
      <text:p text:style-name="P3"/>
      <text:p text:style-name="P3">PROCEDIMIENTO</text:p>
      <text:p text:style-name="P3"><text:tab/>IncMarca(v) /*Incrementa en 1 la marca en v*/</text:p>
      <text:p text:style-name="P3"><text:tab/>Para cada w <text:span text:style-name="T5">con adyacencia </text:span>a v</text:p>
      <text:p text:style-name="P4"><text:tab/><text:tab/>Si marca(w) es igual a 0 <text:span text:style-name="T6">o <text:s/></text:span>marca(w) es igual a <text:span text:style-name="T6">1</text:span></text:p>
      <text:p text:style-name="P3"><text:tab/><text:tab/><text:tab/>DFS_<text:span text:style-name="T7">inverso</text:span>(w)</text:p>
      <text:p text:style-name="P3"><text:tab/><text:tab/>Fin Si</text:p>
      <text:p text:style-name="P3"><text:tab/>Fin para</text:p>
      <text:p text:style-name="P3">FIN</text:p>
      <text:p text:style-name="P6"/>
      <text:p text:style-name="P6">4 1-<text:span text:style-name="T8">b</text:span>) <text:span text:style-name="T8">Correctitud del algoritmo</text:span></text:p>
      <text:p text:style-name="P6"/>
      <text:p text:style-name="P8">El algoritmo es correcto.</text:p>
      <text:p text:style-name="P8"/>
      <text:p text:style-name="P8">Los vértices de la CFC a la que pertenece el vértice v, por el cual se comienzan los recorridos, serán marcados dos veces con este procedimiento. El motivo de esta aseveración es el siguiente:</text:p>
      <text:p text:style-name="P12">En el recorrido DFS “directo” hay camino entre el vértice v y todos los vértices de esa CFC, llamémosle C1, y en el recorrido “al revés” para todo vértice v1 hay camino directo hacia v, con lo que hay camino recorrido “al revés” desde v hacia los otros elementos de la CFC.</text:p>
      <text:p text:style-name="P9"/>
      <text:p text:style-name="P10">Luego que un vértice w que no pertenezca a la CFC C1 que contiene al vértice v por el cual se comienza el recorrido no puede suceder. El motivo de esta aseveración es el siguiente:</text:p>
      <text:p text:style-name="P13">Si un vértice w que pertenece a otra CFC, digamos C2, es marcado dos veces, entonces al aplicar el recorrido “directo” habría un camino desde la CFC C1 a la CFC C2. Y en el segundo recorrido recorriendo “al revés” se econtraría que habría un camino directo desde la CFC C2 a la CFC C1, con lo que se generaría un ciclo en el grafo de componentes, lo cual es absurdo.</text:p>
      <text:p text:style-name="P10"/>
      <text:p text:style-name="P10">Entonces el algoritmo devuelve lo que se espera y termina en una serie finita de pocos pasos para grafos finitos.</text:p>
      <text:p text:style-name="P10"/>
      <text:p text:style-name="P14">4 <text:span text:style-name="T9">2</text:span>-<text:span text:style-name="T8">b</text:span>) <text:span text:style-name="T8">Correctitud del algoritmo</text:span></text:p>
      <text:p text:style-name="P7"/>
      <text:p text:style-name="P11">A la situación planteada para el caso de la propuesta de Dra. Theta K. Cuadrado se le suma la posibilidad de que dos elementos pertenecientes a una misma CFC queden aislados con el procedimiento de separar vértices propuesto por David Y. Conqueror.</text:p>
      <text:p text:style-name="P11">Pero el recorrido que se hace es DFS, por lo que si hay un camino entre dos vértices ambos serán alcanzados en el mismo recorrido <text:span text:style-name="T10">y por lo tanto serán marcados y no serían separados en dos conjuntos de vértices disjuntos</text:span>. </text:p>
      <text:p text:style-name="P11">Entonces el algoritmo es correc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20:02:50.219045827</meta:creation-date>
    <dc:date>2015-10-11T18:18:34.755152207</dc:date>
    <meta:editing-duration>PT38M38S</meta:editing-duration>
    <meta:editing-cycles>19</meta:editing-cycles>
    <meta:generator>LibreOffice/5.0.1.2.0$Linux_X86_64 LibreOffice_project/00m0$Build-2</meta:generator>
    <meta:document-statistic meta:table-count="0" meta:image-count="0" meta:object-count="0" meta:page-count="3" meta:paragraph-count="55" meta:word-count="496" meta:character-count="2754" meta:non-whitespace-character-count="2218"/>
  </office:meta>
</office:document-meta>
</file>